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Шлифмашина угловая Калибр МШУ-125/955Е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Диск алмазный отрезной по металлу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700</text:p>
          </table:table-cell>
          <table:table-cell table:number-columns-repeated="5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1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1" table:number-columns-repeated="1020" table:default-cell-style-name="ce9"/>
        <table:table-row table:style-name="ro3">
          <table:table-cell table:style-name="ce1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.00.0000</text:date>, <text:time style:data-style-name="N2" text:time-value="16:38:56.1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3T16:44:04.498000000</dc:date>
    <meta:editing-duration>P8DT20H21M47S</meta:editing-duration>
    <meta:editing-cycles>3876</meta:editing-cycles>
    <meta:document-statistic meta:table-count="3" meta:cell-count="377" meta:object-count="0"/>
    <meta:user-defined meta:name="qrichtext">1</meta:user-defined>
  </office:meta>
</office:document-meta>
</file>